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0.916in"/>
    </style:style>
    <style:style style:name="Table1.B" style:family="table-column">
      <style:table-column-properties style:column-width="5.5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3" style:family="table">
      <style:table-properties style:width="6.2681in" table:align="margins"/>
    </style:style>
    <style:style style:name="Table3.A" style:family="table-column">
      <style:table-column-properties style:column-width="1.625in" style:rel-column-width="16990*"/>
    </style:style>
    <style:style style:name="Table3.B" style:family="table-column">
      <style:table-column-properties style:column-width="4.6431in" style:rel-column-width="485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25in" fo:margin-left="-0.0813in" fo:margin-top="0in" fo:margin-bottom="0in" table:align="left" style:writing-mode="lr-tb"/>
    </style:style>
    <style:style style:name="Table4.A" style:family="table-column">
      <style:table-column-properties style:column-width="1.6354in"/>
    </style:style>
    <style:style style:name="Table4.B" style:family="table-column">
      <style:table-column-properties style:column-width="0.5521in"/>
    </style:style>
    <style:style style:name="Table4.C" style:family="table-column">
      <style:table-column-properties style:column-width="4.437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4.B2" style:family="table-cell">
      <style:table-cell-properties fo:padding="0.0694in" fo:border="1pt solid #000001" style:writing-mode="lr-tb"/>
    </style:style>
    <style:style style:name="Table4.C2" style:family="table-cell">
      <style:table-cell-properties fo:padding="0.0694in" fo:border="1pt solid #000001" style:writing-mode="lr-tb"/>
    </style:style>
    <style:style style:name="Table4.3" style:family="table-row">
      <style:table-row-properties style:min-row-height="0.375in" fo:keep-together="auto"/>
    </style:style>
    <style:style style:name="Table4.B3" style:family="table-cell">
      <style:table-cell-properties fo:padding="0.0694in" fo:border="1pt solid #000001" style:writing-mode="lr-tb"/>
    </style:style>
    <style:style style:name="Table4.B4" style:family="table-cell">
      <style:table-cell-properties fo:padding="0.0694in" fo:border="1pt solid #000001" style:writing-mode="lr-tb"/>
    </style:style>
    <style:style style:name="Table4.C4" style:family="table-cell">
      <style:table-cell-properties fo:padding="0.0694in" fo:border="1pt solid #000001" style:writing-mode="lr-tb"/>
    </style:style>
    <style:style style:name="Table4.B5" style:family="table-cell">
      <style:table-cell-properties fo:padding="0.0694in" fo:border="1pt solid #000001" style:writing-mode="lr-tb"/>
    </style:style>
    <style:style style:name="Table4.C5" style:family="table-cell">
      <style:table-cell-properties fo:padding="0.0694in" fo:border="1pt solid #000001" style:writing-mode="lr-tb"/>
    </style:style>
    <style:style style:name="Table4.B6" style:family="table-cell">
      <style:table-cell-properties fo:padding="0.0694in" fo:border="1pt solid #000001" style:writing-mode="lr-tb"/>
    </style:style>
    <style:style style:name="Table4.C6" style:family="table-cell">
      <style:table-cell-properties fo:padding="0.0694in" fo:border="1pt solid #000001" style:writing-mode="lr-tb"/>
    </style:style>
    <style:style style:name="Table4.B7" style:family="table-cell">
      <style:table-cell-properties fo:padding="0.0694in" fo:border="1pt solid #000001" style:writing-mode="lr-tb"/>
    </style:style>
    <style:style style:name="Table4.C7" style:family="table-cell">
      <style:table-cell-properties fo:padding="0.0694in" fo:border="1pt solid #000001" style:writing-mode="lr-tb"/>
    </style:style>
    <style:style style:name="Table4.B8" style:family="table-cell">
      <style:table-cell-properties fo:padding="0.0694in" fo:border="1pt solid #000001" style:writing-mode="lr-tb"/>
    </style:style>
    <style:style style:name="Table4.C8" style:family="table-cell">
      <style:table-cell-properties fo:padding="0.0694in" fo:border="1pt solid #000001" style:writing-mode="lr-tb"/>
    </style:style>
    <style:style style:name="Table4.B9" style:family="table-cell">
      <style:table-cell-properties fo:padding="0.0694in" fo:border="1pt solid #000001" style:writing-mode="lr-tb"/>
    </style:style>
    <style:style style:name="Table4.C9" style:family="table-cell">
      <style:table-cell-properties fo:padding="0.0694in" fo:border="1pt solid #000001" style:writing-mode="lr-tb"/>
    </style:style>
    <style:style style:name="Table4.B10" style:family="table-cell">
      <style:table-cell-properties fo:padding="0.0694in" fo:border="1pt solid #000001" style:writing-mode="lr-tb"/>
    </style:style>
    <style:style style:name="Table4.C10" style:family="table-cell">
      <style:table-cell-properties fo:padding="0.0694in" fo:border="1pt solid #000001" style:writing-mode="lr-tb"/>
    </style:style>
    <style:style style:name="Table4.B11" style:family="table-cell">
      <style:table-cell-properties fo:padding="0.0694in" fo:border="1pt solid #000001" style:writing-mode="lr-tb"/>
    </style:style>
    <style:style style:name="Table4.C11" style:family="table-cell">
      <style:table-cell-properties fo:padding="0.0694in" fo:border="1pt solid #000001" style:writing-mode="lr-tb"/>
    </style:style>
    <style:style style:name="Table4.B1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4.C1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4.B13" style:family="table-cell">
      <style:table-cell-properties fo:padding="0.0694in" fo:border="1pt solid #000001" style:writing-mode="lr-tb"/>
    </style:style>
    <style:style style:name="Table4.C13" style:family="table-cell">
      <style:table-cell-properties fo:padding="0.0694in" fo:border="1pt solid #000001" style:writing-mode="lr-tb"/>
    </style:style>
    <style:style style:name="Table4.B14" style:family="table-cell">
      <style:table-cell-properties fo:padding="0.0694in" fo:border="1pt solid #000001" style:writing-mode="lr-tb"/>
    </style:style>
    <style:style style:name="Table4.C14" style:family="table-cell">
      <style:table-cell-properties fo:padding="0.0694in" fo:border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0694in" fo:border="1pt solid #000001" style:writing-mode="lr-tb"/>
    </style:style>
    <style:style style:name="Table4.C15" style:family="table-cell">
      <style:table-cell-properties fo:padding="0.0694in" fo:border="1pt solid #000001" style:writing-mode="lr-tb"/>
    </style:style>
    <style:style style:name="Table4.B16" style:family="table-cell">
      <style:table-cell-properties fo:padding="0.0694in" fo:border="1pt solid #000001" style:writing-mode="lr-tb"/>
    </style:style>
    <style:style style:name="Table5" style:family="table">
      <style:table-properties style:width="6.625in" fo:margin-left="-0.0813in" fo:margin-top="0in" fo:margin-bottom="0in" table:align="left" style:writing-mode="lr-tb"/>
    </style:style>
    <style:style style:name="Table5.A" style:family="table-column">
      <style:table-column-properties style:column-width="1.6354in"/>
    </style:style>
    <style:style style:name="Table5.B" style:family="table-column">
      <style:table-column-properties style:column-width="0.5521in"/>
    </style:style>
    <style:style style:name="Table5.C" style:family="table-column">
      <style:table-column-properties style:column-width="4.4375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5.B2" style:family="table-cell">
      <style:table-cell-properties fo:padding="0.0694in" fo:border="1pt solid #000001" style:writing-mode="lr-tb"/>
    </style:style>
    <style:style style:name="Table5.C2" style:family="table-cell">
      <style:table-cell-properties fo:padding="0.0694in" fo:border="1pt solid #000001" style:writing-mode="lr-tb"/>
    </style:style>
    <style:style style:name="Table5.3" style:family="table-row">
      <style:table-row-properties style:min-row-height="0.375in" fo:keep-together="auto"/>
    </style:style>
    <style:style style:name="Table5.B3" style:family="table-cell">
      <style:table-cell-properties fo:padding="0.0694in" fo:border="1pt solid #000001" style:writing-mode="lr-tb"/>
    </style:style>
    <style:style style:name="Table5.B4" style:family="table-cell">
      <style:table-cell-properties fo:padding="0.0694in" fo:border="1pt solid #000001" style:writing-mode="lr-tb"/>
    </style:style>
    <style:style style:name="Table5.C4" style:family="table-cell">
      <style:table-cell-properties fo:padding="0.0694in" fo:border="1pt solid #000001" style:writing-mode="lr-tb"/>
    </style:style>
    <style:style style:name="Table5.B5" style:family="table-cell">
      <style:table-cell-properties fo:padding="0.0694in" fo:border="1pt solid #000001" style:writing-mode="lr-tb"/>
    </style:style>
    <style:style style:name="Table5.C5" style:family="table-cell">
      <style:table-cell-properties fo:padding="0.0694in" fo:border="1pt solid #000001" style:writing-mode="lr-tb"/>
    </style:style>
    <style:style style:name="Table5.B6" style:family="table-cell">
      <style:table-cell-properties fo:padding="0.0694in" fo:border="1pt solid #000001" style:writing-mode="lr-tb"/>
    </style:style>
    <style:style style:name="Table5.C6" style:family="table-cell">
      <style:table-cell-properties fo:padding="0.0694in" fo:border="1pt solid #000001" style:writing-mode="lr-tb"/>
    </style:style>
    <style:style style:name="Table5.B7" style:family="table-cell">
      <style:table-cell-properties fo:padding="0.0694in" fo:border="1pt solid #000001" style:writing-mode="lr-tb"/>
    </style:style>
    <style:style style:name="Table5.C7" style:family="table-cell">
      <style:table-cell-properties fo:padding="0.0694in" fo:border="1pt solid #000001" style:writing-mode="lr-tb"/>
    </style:style>
    <style:style style:name="Table5.B8" style:family="table-cell">
      <style:table-cell-properties fo:padding="0.0694in" fo:border="1pt solid #000001" style:writing-mode="lr-tb"/>
    </style:style>
    <style:style style:name="Table5.C8" style:family="table-cell">
      <style:table-cell-properties fo:padding="0.0694in" fo:border="1pt solid #000001" style:writing-mode="lr-tb"/>
    </style:style>
    <style:style style:name="Table5.B9" style:family="table-cell">
      <style:table-cell-properties fo:padding="0.0694in" fo:border="1pt solid #000001" style:writing-mode="lr-tb"/>
    </style:style>
    <style:style style:name="Table5.C9" style:family="table-cell">
      <style:table-cell-properties fo:padding="0.0694in" fo:border="1pt solid #000001" style:writing-mode="lr-tb"/>
    </style:style>
    <style:style style:name="Table5.B10" style:family="table-cell">
      <style:table-cell-properties fo:padding="0.0694in" fo:border="1pt solid #000001" style:writing-mode="lr-tb"/>
    </style:style>
    <style:style style:name="Table5.C10" style:family="table-cell">
      <style:table-cell-properties fo:padding="0.0694in" fo:border="1pt solid #000001" style:writing-mode="lr-tb"/>
    </style:style>
    <style:style style:name="Table5.B11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5.C11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5.12" style:family="table-row">
      <style:table-row-properties fo:keep-together="auto"/>
    </style:style>
    <style:style style:name="Table5.B12" style:family="table-cell">
      <style:table-cell-properties fo:padding="0.0694in" fo:border="1pt solid #000001" style:writing-mode="lr-tb"/>
    </style:style>
    <style:style style:name="Table5.C12" style:family="table-cell">
      <style:table-cell-properties fo:padding="0.0694in" fo:border="1pt solid #000001" style:writing-mode="lr-tb"/>
    </style:style>
    <style:style style:name="Table5.B13" style:family="table-cell">
      <style:table-cell-properties fo:padding="0.0694in" fo:border="1pt solid #000001" style:writing-mode="lr-tb"/>
    </style:style>
    <style:style style:name="Table2" style:family="table">
      <style:table-properties style:width="6.625in" fo:margin-left="-0.0813in" fo:margin-top="0in" fo:margin-bottom="0in" table:align="left" style:writing-mode="lr-tb"/>
    </style:style>
    <style:style style:name="Table2.A" style:family="table-column">
      <style:table-column-properties style:column-width="1.6354in"/>
    </style:style>
    <style:style style:name="Table2.B" style:family="table-column">
      <style:table-column-properties style:column-width="0.5521in"/>
    </style:style>
    <style:style style:name="Table2.C" style:family="table-column">
      <style:table-column-properties style:column-width="4.4375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2.B2" style:family="table-cell">
      <style:table-cell-properties fo:padding="0.0694in" fo:border="1pt solid #000001" style:writing-mode="lr-tb"/>
    </style:style>
    <style:style style:name="Table2.C2" style:family="table-cell">
      <style:table-cell-properties fo:padding="0.0694in" fo:border="1pt solid #000001" style:writing-mode="lr-tb"/>
    </style:style>
    <style:style style:name="Table2.B3" style:family="table-cell">
      <style:table-cell-properties fo:padding="0.0694in" fo:border="1pt solid #000001" style:writing-mode="lr-tb"/>
    </style:style>
    <style:style style:name="Table2.C3" style:family="table-cell">
      <style:table-cell-properties fo:padding="0.0694in" fo:border="1pt solid #000001" style:writing-mode="lr-tb"/>
    </style:style>
    <style:style style:name="Table2.4" style:family="table-row">
      <style:table-row-properties style:min-row-height="0.375in" fo:keep-together="auto"/>
    </style:style>
    <style:style style:name="Table2.B4" style:family="table-cell">
      <style:table-cell-properties fo:padding="0.0694in" fo:border="1pt solid #000001" style:writing-mode="lr-tb"/>
    </style:style>
    <style:style style:name="Table2.B5" style:family="table-cell">
      <style:table-cell-properties fo:padding="0.0694in" fo:border="1pt solid #000001" style:writing-mode="lr-tb"/>
    </style:style>
    <style:style style:name="Table2.C5" style:family="table-cell">
      <style:table-cell-properties fo:padding="0.0694in" fo:border="1pt solid #000001" style:writing-mode="lr-tb"/>
    </style:style>
    <style:style style:name="Table2.B6" style:family="table-cell">
      <style:table-cell-properties fo:padding="0.0694in" fo:border="1pt solid #000001" style:writing-mode="lr-tb"/>
    </style:style>
    <style:style style:name="Table2.C6" style:family="table-cell">
      <style:table-cell-properties fo:padding="0.0694in" fo:border="1pt solid #000001" style:writing-mode="lr-tb"/>
    </style:style>
    <style:style style:name="Table2.B7" style:family="table-cell">
      <style:table-cell-properties fo:padding="0.0694in" fo:border="1pt solid #000001" style:writing-mode="lr-tb"/>
    </style:style>
    <style:style style:name="Table2.C7" style:family="table-cell">
      <style:table-cell-properties fo:padding="0.0694in" fo:border="1pt solid #000001" style:writing-mode="lr-tb"/>
    </style:style>
    <style:style style:name="Table2.B8" style:family="table-cell">
      <style:table-cell-properties fo:padding="0.0694in" fo:border="1pt solid #000001" style:writing-mode="lr-tb"/>
    </style:style>
    <style:style style:name="Table2.C8" style:family="table-cell">
      <style:table-cell-properties fo:padding="0.0694in" fo:border="1pt solid #000001" style:writing-mode="lr-tb"/>
    </style:style>
    <style:style style:name="Table2.B9" style:family="table-cell">
      <style:table-cell-properties fo:padding="0.0694in" fo:border="1pt solid #000001" style:writing-mode="lr-tb"/>
    </style:style>
    <style:style style:name="Table2.C9" style:family="table-cell">
      <style:table-cell-properties fo:padding="0.0694in" fo:border="1pt solid #000001" style:writing-mode="lr-tb"/>
    </style:style>
    <style:style style:name="Table2.B10" style:family="table-cell">
      <style:table-cell-properties fo:padding="0.0694in" fo:border="1pt solid #000001" style:writing-mode="lr-tb"/>
    </style:style>
    <style:style style:name="Table2.C10" style:family="table-cell">
      <style:table-cell-properties fo:padding="0.0694in" fo:border="1pt solid #000001" style:writing-mode="lr-tb"/>
    </style:style>
    <style:style style:name="Table2.B11" style:family="table-cell">
      <style:table-cell-properties fo:padding="0.0694in" fo:border="1pt solid #000001" style:writing-mode="lr-tb"/>
    </style:style>
    <style:style style:name="Table2.C11" style:family="table-cell">
      <style:table-cell-properties fo:padding="0.0694in" fo:border="1pt solid #000001" style:writing-mode="lr-tb"/>
    </style:style>
    <style:style style:name="Table2.B12" style:family="table-cell">
      <style:table-cell-properties fo:padding="0.0694in" fo:border="1pt solid #000001" style:writing-mode="lr-tb"/>
    </style:style>
    <style:style style:name="Table2.C12" style:family="table-cell">
      <style:table-cell-properties fo:padding="0.0694in" fo:border="1pt solid #000001" style:writing-mode="lr-tb"/>
    </style:style>
    <style:style style:name="Table2.B13" style:family="table-cell">
      <style:table-cell-properties fo:padding="0.0694in" fo:border="1pt solid #000001" style:writing-mode="lr-tb"/>
    </style:style>
    <style:style style:name="Table2.C13" style:family="table-cell">
      <style:table-cell-properties fo:padding="0.0694in" fo:border="1pt solid #000001" style:writing-mode="lr-tb"/>
    </style:style>
    <style:style style:name="Table2.B14" style:family="table-cell">
      <style:table-cell-properties fo:padding="0.0694in" fo:border="1pt solid #000001" style:writing-mode="lr-tb"/>
    </style:style>
    <style:style style:name="Table2.C14" style:family="table-cell">
      <style:table-cell-properties fo:padding="0.0694in" fo:border="1pt solid #000001" style:writing-mode="lr-tb"/>
    </style:style>
    <style:style style:name="Table2.B15" style:family="table-cell">
      <style:table-cell-properties fo:padding="0.0694in" fo:border="1pt solid #000001" style:writing-mode="lr-tb"/>
    </style:style>
    <style:style style:name="Table2.C15" style:family="table-cell">
      <style:table-cell-properties fo:padding="0.0694in" fo:border="1pt solid #000001" style:writing-mode="lr-tb"/>
    </style:style>
    <style:style style:name="Table2.B16" style:family="table-cell">
      <style:table-cell-properties fo:padding="0.0694in" fo:border="1pt solid #000001" style:writing-mode="lr-tb"/>
    </style:style>
    <style:style style:name="Table2.C16" style:family="table-cell">
      <style:table-cell-properties fo:padding="0.0694in" fo:border="1pt solid #000001" style:writing-mode="lr-tb"/>
    </style:style>
    <style:style style:name="Table2.B17" style:family="table-cell">
      <style:table-cell-properties fo:padding="0.0694in" fo:border="1pt solid #000001" style:writing-mode="lr-tb"/>
    </style:style>
    <style:style style:name="Table2.C17" style:family="table-cell">
      <style:table-cell-properties fo:padding="0.0694in" fo:border="1pt solid #000001" style:writing-mode="lr-tb"/>
    </style:style>
    <style:style style:name="Table2.18" style:family="table-row">
      <style:table-row-properties fo:keep-together="auto"/>
    </style:style>
    <style:style style:name="Table2.B18" style:family="table-cell">
      <style:table-cell-properties fo:padding="0.0694in" fo:border="1pt solid #000001" style:writing-mode="lr-tb"/>
    </style:style>
    <style:style style:name="Table2.C18" style:family="table-cell">
      <style:table-cell-properties fo:padding="0.0694in" fo:border="1pt solid #000001" style:writing-mode="lr-tb"/>
    </style:style>
    <style:style style:name="Table2.B19" style:family="table-cell">
      <style:table-cell-properties fo:padding="0.0694in" fo:border="1pt solid #000001" style:writing-mode="lr-tb"/>
    </style:style>
    <style:style style:name="Table6" style:family="table">
      <style:table-properties style:width="6.625in" fo:margin-left="-0.0813in" fo:margin-top="0in" fo:margin-bottom="0in" table:align="left" style:writing-mode="lr-tb"/>
    </style:style>
    <style:style style:name="Table6.A" style:family="table-column">
      <style:table-column-properties style:column-width="1.6354in"/>
    </style:style>
    <style:style style:name="Table6.B" style:family="table-column">
      <style:table-column-properties style:column-width="0.5521in"/>
    </style:style>
    <style:style style:name="Table6.C" style:family="table-column">
      <style:table-column-properties style:column-width="4.4375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6.B2" style:family="table-cell">
      <style:table-cell-properties fo:padding="0.0694in" fo:border="1pt solid #000001" style:writing-mode="lr-tb"/>
    </style:style>
    <style:style style:name="Table6.C2" style:family="table-cell">
      <style:table-cell-properties fo:padding="0.0694in" fo:border="1pt solid #000001" style:writing-mode="lr-tb"/>
    </style:style>
    <style:style style:name="Table6.3" style:family="table-row">
      <style:table-row-properties style:min-row-height="0.375in" fo:keep-together="auto"/>
    </style:style>
    <style:style style:name="Table6.B3" style:family="table-cell">
      <style:table-cell-properties fo:padding="0.0694in" fo:border="1pt solid #000001" style:writing-mode="lr-tb"/>
    </style:style>
    <style:style style:name="Table6.B4" style:family="table-cell">
      <style:table-cell-properties fo:padding="0.0694in" fo:border="1pt solid #000001" style:writing-mode="lr-tb"/>
    </style:style>
    <style:style style:name="Table6.C4" style:family="table-cell">
      <style:table-cell-properties fo:padding="0.0694in" fo:border="1pt solid #000001" style:writing-mode="lr-tb"/>
    </style:style>
    <style:style style:name="Table6.B5" style:family="table-cell">
      <style:table-cell-properties fo:padding="0.0694in" fo:border="1pt solid #000001" style:writing-mode="lr-tb"/>
    </style:style>
    <style:style style:name="Table6.C5" style:family="table-cell">
      <style:table-cell-properties fo:padding="0.0694in" fo:border="1pt solid #000001" style:writing-mode="lr-tb"/>
    </style:style>
    <style:style style:name="Table6.B6" style:family="table-cell">
      <style:table-cell-properties fo:padding="0.0694in" fo:border="1pt solid #000001" style:writing-mode="lr-tb"/>
    </style:style>
    <style:style style:name="Table6.C6" style:family="table-cell">
      <style:table-cell-properties fo:padding="0.0694in" fo:border="1pt solid #000001" style:writing-mode="lr-tb"/>
    </style:style>
    <style:style style:name="Table6.B7" style:family="table-cell">
      <style:table-cell-properties fo:padding="0.0694in" fo:border="1pt solid #000001" style:writing-mode="lr-tb"/>
    </style:style>
    <style:style style:name="Table6.C7" style:family="table-cell">
      <style:table-cell-properties fo:padding="0.0694in" fo:border="1pt solid #000001" style:writing-mode="lr-tb"/>
    </style:style>
    <style:style style:name="Table6.B8" style:family="table-cell">
      <style:table-cell-properties fo:padding="0.0694in" fo:border="1pt solid #000001" style:writing-mode="lr-tb"/>
    </style:style>
    <style:style style:name="Table6.C8" style:family="table-cell">
      <style:table-cell-properties fo:padding="0.0694in" fo:border="1pt solid #000001" style:writing-mode="lr-tb"/>
    </style:style>
    <style:style style:name="Table6.B9" style:family="table-cell">
      <style:table-cell-properties fo:padding="0.0694in" fo:border="1pt solid #000001" style:writing-mode="lr-tb"/>
    </style:style>
    <style:style style:name="Table6.C9" style:family="table-cell">
      <style:table-cell-properties fo:padding="0.0694in" fo:border="1pt solid #000001" style:writing-mode="lr-tb"/>
    </style:style>
    <style:style style:name="Table6.B10" style:family="table-cell">
      <style:table-cell-properties fo:padding="0.0694in" fo:border="1pt solid #000001" style:writing-mode="lr-tb"/>
    </style:style>
    <style:style style:name="Table6.C10" style:family="table-cell">
      <style:table-cell-properties fo:padding="0.0694in" fo:border="1pt solid #000001" style:writing-mode="lr-tb"/>
    </style:style>
    <style:style style:name="Table6.B11" style:family="table-cell">
      <style:table-cell-properties fo:padding="0.0694in" fo:border="1pt solid #000001" style:writing-mode="lr-tb"/>
    </style:style>
    <style:style style:name="Table6.C11" style:family="table-cell">
      <style:table-cell-properties fo:padding="0.0694in" fo:border="1pt solid #000001" style:writing-mode="lr-tb"/>
    </style:style>
    <style:style style:name="Table6.B1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6.C1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6.B13" style:family="table-cell">
      <style:table-cell-properties fo:padding="0.0694in" fo:border="1pt solid #000001" style:writing-mode="lr-tb"/>
    </style:style>
    <style:style style:name="Table6.C13" style:family="table-cell">
      <style:table-cell-properties fo:padding="0.0694in" fo:border="1pt solid #000001" style:writing-mode="lr-tb"/>
    </style:style>
    <style:style style:name="Table6.B14" style:family="table-cell">
      <style:table-cell-properties fo:padding="0.0694in" fo:border="1pt solid #000001" style:writing-mode="lr-tb"/>
    </style:style>
    <style:style style:name="Table6.C14" style:family="table-cell">
      <style:table-cell-properties fo:padding="0.0694in" fo:border="1pt solid #000001" style:writing-mode="lr-tb"/>
    </style:style>
    <style:style style:name="Table6.A15" style:family="table-cell">
      <style:table-cell-properties style:vertical-align="middle" fo:background-color="#f3f3f3" fo:padding="0.0694in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6.B15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6.C15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6.16" style:family="table-row">
      <style:table-row-properties fo:keep-together="auto"/>
    </style:style>
    <style:style style:name="Table6.B16" style:family="table-cell">
      <style:table-cell-properties fo:padding="0.0694in" fo:border="1pt solid #000001" style:writing-mode="lr-tb"/>
    </style:style>
    <style:style style:name="Table6.C16" style:family="table-cell">
      <style:table-cell-properties fo:padding="0.0694in" fo:border="1pt solid #000001" style:writing-mode="lr-tb"/>
    </style:style>
    <style:style style:name="Table6.B17" style:family="table-cell">
      <style:table-cell-properties fo:padding="0.0694in" fo:border="1pt solid #000001" style:writing-mode="lr-tb"/>
    </style:style>
    <style:style style:name="Table7" style:family="table">
      <style:table-properties style:width="6.625in" fo:margin-left="-0.0813in" fo:margin-top="0in" fo:margin-bottom="0in" table:align="left" style:writing-mode="lr-tb"/>
    </style:style>
    <style:style style:name="Table7.A" style:family="table-column">
      <style:table-column-properties style:column-width="1.6354in"/>
    </style:style>
    <style:style style:name="Table7.B" style:family="table-column">
      <style:table-column-properties style:column-width="0.5521in"/>
    </style:style>
    <style:style style:name="Table7.C" style:family="table-column">
      <style:table-column-properties style:column-width="4.4375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7.B2" style:family="table-cell">
      <style:table-cell-properties fo:padding="0.0694in" fo:border="1pt solid #000001" style:writing-mode="lr-tb"/>
    </style:style>
    <style:style style:name="Table7.C2" style:family="table-cell">
      <style:table-cell-properties fo:padding="0.0694in" fo:border="1pt solid #000001" style:writing-mode="lr-tb"/>
    </style:style>
    <style:style style:name="Table7.3" style:family="table-row">
      <style:table-row-properties style:min-row-height="0.375in" fo:keep-together="auto"/>
    </style:style>
    <style:style style:name="Table7.B3" style:family="table-cell">
      <style:table-cell-properties fo:padding="0.0694in" fo:border="1pt solid #000001" style:writing-mode="lr-tb"/>
    </style:style>
    <style:style style:name="Table7.B4" style:family="table-cell">
      <style:table-cell-properties fo:padding="0.0694in" fo:border="1pt solid #000001" style:writing-mode="lr-tb"/>
    </style:style>
    <style:style style:name="Table7.C4" style:family="table-cell">
      <style:table-cell-properties fo:padding="0.0694in" fo:border="1pt solid #000001" style:writing-mode="lr-tb"/>
    </style:style>
    <style:style style:name="Table7.B5" style:family="table-cell">
      <style:table-cell-properties fo:padding="0.0694in" fo:border="1pt solid #000001" style:writing-mode="lr-tb"/>
    </style:style>
    <style:style style:name="Table7.C5" style:family="table-cell">
      <style:table-cell-properties fo:padding="0.0694in" fo:border="1pt solid #000001" style:writing-mode="lr-tb"/>
    </style:style>
    <style:style style:name="Table7.B6" style:family="table-cell">
      <style:table-cell-properties fo:padding="0.0694in" fo:border="1pt solid #000001" style:writing-mode="lr-tb"/>
    </style:style>
    <style:style style:name="Table7.C6" style:family="table-cell">
      <style:table-cell-properties fo:padding="0.0694in" fo:border="1pt solid #000001" style:writing-mode="lr-tb"/>
    </style:style>
    <style:style style:name="Table7.B7" style:family="table-cell">
      <style:table-cell-properties fo:padding="0.0694in" fo:border="1pt solid #000001" style:writing-mode="lr-tb"/>
    </style:style>
    <style:style style:name="Table7.C7" style:family="table-cell">
      <style:table-cell-properties fo:padding="0.0694in" fo:border="1pt solid #000001" style:writing-mode="lr-tb"/>
    </style:style>
    <style:style style:name="Table7.B8" style:family="table-cell">
      <style:table-cell-properties fo:padding="0.0694in" fo:border="1pt solid #000001" style:writing-mode="lr-tb"/>
    </style:style>
    <style:style style:name="Table7.C8" style:family="table-cell">
      <style:table-cell-properties fo:padding="0.0694in" fo:border="1pt solid #000001" style:writing-mode="lr-tb"/>
    </style:style>
    <style:style style:name="Table7.B9" style:family="table-cell">
      <style:table-cell-properties fo:padding="0.0694in" fo:border="1pt solid #000001" style:writing-mode="lr-tb"/>
    </style:style>
    <style:style style:name="Table7.C9" style:family="table-cell">
      <style:table-cell-properties fo:padding="0.0694in" fo:border="1pt solid #000001" style:writing-mode="lr-tb"/>
    </style:style>
    <style:style style:name="Table7.B10" style:family="table-cell">
      <style:table-cell-properties fo:padding="0.0694in" fo:border="1pt solid #000001" style:writing-mode="lr-tb"/>
    </style:style>
    <style:style style:name="Table7.C10" style:family="table-cell">
      <style:table-cell-properties fo:padding="0.0694in" fo:border="1pt solid #000001" style:writing-mode="lr-tb"/>
    </style:style>
    <style:style style:name="Table7.B11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7.C11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7.12" style:family="table-row">
      <style:table-row-properties fo:keep-together="auto"/>
    </style:style>
    <style:style style:name="Table7.B12" style:family="table-cell">
      <style:table-cell-properties fo:padding="0.0694in" fo:border="1pt solid #000001" style:writing-mode="lr-tb"/>
    </style:style>
    <style:style style:name="Table7.C12" style:family="table-cell">
      <style:table-cell-properties fo:padding="0.0694in" fo:border="1pt solid #000001" style:writing-mode="lr-tb"/>
    </style:style>
    <style:style style:name="Table7.B13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048e83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0abe79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048e83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0abe79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officeooo:paragraph-rsid="0003a948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officeooo:rsid="0003a948" officeooo:paragraph-rsid="0003a948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paragraph-rsid="0003a948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03a948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fo:font-size="12pt" officeooo:rsid="00048e83" officeooo:paragraph-rsid="00048e83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fo:font-size="12pt" officeooo:rsid="0003a948" officeooo:paragraph-rsid="0003a948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paragraph-rsid="0003a948" style:font-size-asian="12pt" style:font-weight-asian="bold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font-weight="bold" officeooo:rsid="0003a948" officeooo:paragraph-rsid="0003a948" style:font-size-asian="16pt" style:font-weight-asian="bold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orphans="0" fo:widows="0"/>
      <style:text-properties officeooo:rsid="00048e83" officeooo:paragraph-rsid="00048e83"/>
    </style:style>
    <style:style style:name="P17" style:family="paragraph" style:parent-style-name="Standard">
      <style:paragraph-properties fo:margin-top="0in" fo:margin-bottom="0in" loext:contextual-spacing="false" fo:line-height="100%" fo:orphans="0" fo:widows="0"/>
      <style:text-properties officeooo:rsid="00048e83" officeooo:paragraph-rsid="000abe79"/>
    </style:style>
    <style:style style:name="P18" style:family="paragraph" style:parent-style-name="Standard">
      <style:paragraph-properties fo:margin-top="0in" fo:margin-bottom="0in" loext:contextual-spacing="false"/>
      <style:text-properties officeooo:paragraph-rsid="00048e83"/>
    </style:style>
    <style:style style:name="P19" style:family="paragraph" style:parent-style-name="Standard">
      <style:paragraph-properties fo:margin-top="0in" fo:margin-bottom="0in" loext:contextual-spacing="false"/>
      <style:text-properties officeooo:rsid="000abe79" officeooo:paragraph-rsid="000abe79"/>
    </style:style>
    <style:style style:name="P20" style:family="paragraph" style:parent-style-name="Standard">
      <style:paragraph-properties fo:margin-top="0in" fo:margin-bottom="0in" loext:contextual-spacing="false"/>
      <style:text-properties officeooo:paragraph-rsid="000abe79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fo:font-size="12pt" officeooo:paragraph-rsid="0003a948" style:font-size-asian="12pt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paragraph-rsid="00048e83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paragraph-rsid="000abe79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officeooo:paragraph-rsid="00048e83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officeooo:paragraph-rsid="000abe79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weight="bold" style:font-weight-asian="bold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517ef" officeooo:paragraph-rsid="000517ef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517ef" officeooo:paragraph-rsid="000abe79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6b288" officeooo:paragraph-rsid="0006b288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6b288" officeooo:paragraph-rsid="000abe79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abe79" officeooo:paragraph-rsid="000abe79"/>
    </style:style>
    <style:style style:name="P34" style:family="paragraph" style:parent-style-name="Standard">
      <style:paragraph-properties fo:margin-left="0.4917in" fo:margin-right="0in" fo:margin-top="0in" fo:margin-bottom="0in" loext:contextual-spacing="false" fo:line-height="100%" fo:text-align="center" style:justify-single-word="false" fo:text-indent="0in" style:auto-text-indent="false"/>
      <style:text-properties fo:font-size="12pt" officeooo:paragraph-rsid="0003a948" style:font-size-asian="12pt" style:font-size-complex="12pt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Table_20_Contents">
      <style:text-properties officeooo:rsid="00048e83" officeooo:paragraph-rsid="00048e83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48e83" officeooo:paragraph-rsid="00048e83" style:font-weight-asian="bold" style:font-weight-complex="bold"/>
    </style:style>
    <style:style style:name="P38" style:family="paragraph" style:parent-style-name="Heading_20_2">
      <style:text-properties officeooo:paragraph-rsid="000abe79"/>
    </style:style>
    <style:style style:name="P39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fo:font-size="12pt" fo:font-weight="bold" officeooo:paragraph-rsid="0003a948" style:font-size-asian="12pt" style:font-weight-asian="bold" style:font-size-complex="12pt"/>
    </style:style>
    <style:style style:name="P40" style:family="paragraph" style:parent-style-name="Standard">
      <style:paragraph-properties fo:margin-top="0in" fo:margin-bottom="0in" loext:contextual-spacing="false" fo:line-height="100%" fo:orphans="0" fo:widows="0"/>
      <style:text-properties officeooo:rsid="00048e83" officeooo:paragraph-rsid="000bc661"/>
    </style:style>
    <style:style style:name="P41" style:family="paragraph" style:parent-style-name="Standard">
      <style:paragraph-properties fo:margin-top="0in" fo:margin-bottom="0in" loext:contextual-spacing="false" fo:line-height="100%" fo:orphans="0" fo:widows="0"/>
      <style:text-properties officeooo:rsid="00048e83" officeooo:paragraph-rsid="000e440a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0bc661"/>
    </style:style>
    <style:style style:name="P4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0e440a"/>
    </style:style>
    <style:style style:name="P44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0bc661"/>
    </style:style>
    <style:style style:name="P45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0e440a"/>
    </style:style>
    <style:style style:name="P46" style:family="paragraph" style:parent-style-name="Standard">
      <style:paragraph-properties fo:margin-top="0in" fo:margin-bottom="0in" loext:contextual-spacing="false"/>
      <style:text-properties officeooo:paragraph-rsid="000bc661"/>
    </style:style>
    <style:style style:name="P47" style:family="paragraph" style:parent-style-name="Standard">
      <style:text-properties officeooo:paragraph-rsid="000bc661"/>
    </style:style>
    <style:style style:name="P48" style:family="paragraph" style:parent-style-name="Standard">
      <style:text-properties officeooo:paragraph-rsid="000e440a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paragraph-rsid="000bc661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paragraph-rsid="000e440a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officeooo:paragraph-rsid="000bc661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officeooo:paragraph-rsid="000e440a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517ef" officeooo:paragraph-rsid="000bc661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517ef" officeooo:paragraph-rsid="000e440a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6b288" officeooo:paragraph-rsid="000bc661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6b288" officeooo:paragraph-rsid="000c4751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6b288" officeooo:paragraph-rsid="000e440a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c4751" officeooo:paragraph-rsid="000c4751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abe79" officeooo:paragraph-rsid="000e440a"/>
    </style:style>
    <style:style style:name="P60" style:family="paragraph" style:parent-style-name="Heading_20_1">
      <style:text-properties officeooo:paragraph-rsid="000e440a"/>
    </style:style>
    <style:style style:name="P61" style:family="paragraph">
      <loext:graphic-properties draw:fill-color="#e6e6e6"/>
    </style:style>
    <style:style style:name="P62" style:family="paragraph">
      <loext:graphic-properties draw:fill-color="#ffffff"/>
    </style:style>
    <style:style style:name="P63" style:family="paragraph">
      <loext:graphic-properties draw:fill="none" draw:fill-color="#ffffff"/>
    </style:style>
    <style:style style:name="P64" style:family="paragraph">
      <loext:graphic-properties draw:fill-color="#ffffff"/>
      <style:text-properties fo:font-size="11pt"/>
    </style:style>
    <style:style style:name="P65" style:family="paragraph">
      <loext:graphic-properties draw:fill-color="#aea79f"/>
    </style:style>
    <style:style style:name="T1" style:family="text">
      <style:text-properties officeooo:rsid="00048e83"/>
    </style:style>
    <style:style style:name="T2" style:family="text">
      <style:text-properties officeooo:rsid="000517ef"/>
    </style:style>
    <style:style style:name="T3" style:family="text">
      <style:text-properties officeooo:rsid="0006b288"/>
    </style:style>
    <style:style style:name="T4" style:family="text">
      <style:text-properties officeooo:rsid="00072dd6"/>
    </style:style>
    <style:style style:name="T5" style:family="text">
      <style:text-properties officeooo:rsid="000abe79"/>
    </style:style>
    <style:style style:name="T6" style:family="text">
      <style:text-properties officeooo:rsid="000bc661"/>
    </style:style>
    <style:style style:name="T7" style:family="text">
      <style:text-properties officeooo:rsid="000c4751"/>
    </style:style>
    <style:style style:name="T8" style:family="text">
      <style:text-properties officeooo:rsid="000e440a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6e6e6" draw:textarea-horizontal-align="justify" draw:textarea-vertical-align="middle" draw:auto-grow-height="false" fo:min-height="2.5598in" fo:min-width="5.3575in" style:run-through="foreground"/>
    </style:style>
    <style:style style:name="gr3" style:family="graphic">
      <style:graphic-properties draw:textarea-horizontal-align="justify" draw:textarea-vertical-align="middle" draw:auto-grow-height="false" fo:min-height="0.3701in" fo:min-width="1.2256in" style:run-through="foreground"/>
    </style:style>
    <style:style style:name="gr4" style:family="graphic">
      <style:graphic-properties draw:fill-color="#ffffff" draw:textarea-horizontal-align="justify" draw:textarea-vertical-align="middle" draw:auto-grow-height="false" fo:min-height="0.2701in" fo:min-width="4.0835in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2701in" fo:min-width="2.0465in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2701in" fo:min-width="2.0366in" style:run-through="foreground"/>
    </style:style>
    <style:style style:name="gr7" style:family="graphic">
      <style:graphic-properties draw:stroke="none" svg:stroke-color="#000000" draw:fill="none" draw:fill-color="#ffffff" fo:min-height="0.378in" style:run-through="foreground"/>
    </style:style>
    <style:style style:name="gr8" style:family="graphic">
      <style:graphic-properties draw:stroke="none" svg:stroke-color="#000000" draw:fill="none" draw:fill-color="#ffffff" fo:min-height="0.2791in" style:run-through="foreground"/>
    </style:style>
    <style:style style:name="gr9" style:family="graphic">
      <style:graphic-properties draw:stroke="none" svg:stroke-color="#000000" draw:fill="none" draw:fill-color="#ffffff" fo:min-height="0.279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foreground" style:vertical-pos="from-top" style:vertical-rel="paragraph" style:horizontal-pos="from-left" style:horizontal-rel="paragraph"/>
    </style:style>
    <style:style style:name="gr11" style:family="graphic">
      <style:graphic-properties draw:fill-color="#e6e6e6" draw:textarea-horizontal-align="justify" draw:textarea-vertical-align="middle" draw:auto-grow-height="false" fo:min-height="3.2866in" fo:min-width="6.4362in" style:run-through="foreground"/>
    </style:style>
    <style:style style:name="gr12" style:family="graphic">
      <style:graphic-properties draw:fill-color="#ffffff" draw:textarea-horizontal-align="justify" draw:textarea-vertical-align="middle" draw:auto-grow-height="false" fo:min-height="0.2709in" fo:min-width="2.0472in" style:run-through="foreground"/>
    </style:style>
    <style:style style:name="gr13" style:family="graphic">
      <style:graphic-properties draw:fill-color="#aea79f" draw:textarea-horizontal-align="justify" draw:textarea-vertical-align="middle" draw:auto-grow-height="false" fo:min-height="1.4043in" fo:min-width="5.6181in" style:run-through="foreground"/>
    </style:style>
    <style:style style:name="gr14" style:family="graphic">
      <style:graphic-properties draw:fill-color="#e6e6e6" draw:textarea-horizontal-align="justify" draw:textarea-vertical-align="middle" draw:auto-grow-height="false" fo:min-height="3.2866in" fo:min-width="6.4362in" style:run-through="foreground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3701in" fo:min-width="1.2256in" style:run-through="foreground" style:vertical-pos="from-top" style:vertical-rel="paragraph" style:horizontal-pos="from-left" style:horizontal-rel="paragraph"/>
    </style:style>
    <style:style style:name="gr16" style:family="graphic">
      <style:graphic-properties draw:fill-color="#ffffff" draw:textarea-horizontal-align="justify" draw:textarea-vertical-align="middle" draw:auto-grow-height="false" fo:min-height="0.2701in" fo:min-width="4.0835in" style:run-through="foreground" style:vertical-pos="from-top" style:vertical-rel="paragraph" style:horizontal-pos="from-left" style:horizontal-rel="paragraph"/>
    </style:style>
    <style:style style:name="gr17" style:family="graphic">
      <style:graphic-properties draw:fill-color="#ffffff" draw:textarea-horizontal-align="justify" draw:textarea-vertical-align="middle" draw:auto-grow-height="false" fo:min-height="0.2709in" fo:min-width="2.0472in" style:run-through="foreground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791in" style:run-through="foreground" style:vertical-pos="from-top" style:vertical-rel="paragraph" style:horizontal-pos="from-left" style:horizontal-rel="paragraph"/>
    </style:style>
    <style:style style:name="gr19" style:family="graphic">
      <style:graphic-properties draw:fill-color="#aea79f" draw:textarea-horizontal-align="justify" draw:textarea-vertical-align="middle" draw:auto-grow-height="false" fo:min-height="1.6626in" fo:min-width="5.6181in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INSTITUTO FEDERAL DO NORTE DE MINAS GERAIS CAMPUS JANUÁRIA</text:p>
      <text:p text:style-name="P11">TECNOLOGIA EM ANÁLISE E DESENVOLVIMENTO DE SISTEMAS</text:p>
      <text:p text:style-name="P8"/>
      <text:p text:style-name="P8"/>
      <text:p text:style-name="P8"/>
      <text:p text:style-name="P8"/>
      <text:p text:style-name="P8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Sistema Reserva de Salas</text:p>
      <text:p text:style-name="P8">PROPOSTA DE ESPECIFICAÇÃO DE SOFTWARE</text:p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0"/>
      <text:p text:style-name="P34"/>
      <text:p text:style-name="P9">Prof. Ms. Petrônio Cândido de Lima e Silva</text:p>
      <text:p text:style-name="P10"/>
      <text:p text:style-name="P10"/>
      <text:p text:style-name="P10"/>
      <text:p text:style-name="P10"/>
      <text:p text:style-name="P10"/>
      <text:p text:style-name="P11">JANUÁRIA – MINAS GERAIS</text:p>
      <text:p text:style-name="P11">201<text:span text:style-name="T1">7</text:span></text:p>
      <text:p text:style-name="P11"/>
      <text:p text:style-name="P21"/>
      <text:p text:style-name="P12">Sumário</text:p>
      <text:p text:style-name="P12"/>
      <text:p text:style-name="P35">1. Minimundo</text:p>
      <text:p text:style-name="P13"/>
      <text:p text:style-name="P35"><text:span text:style-name="T1">2. L</text:span>ista de Requisitos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Requisito</text:p>
          </table:table-cell>
          <table:table-cell table:style-name="Table1.A1" office:value-type="string">
            <text:p text:style-name="P28">Descrição</text:p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>Gestão e Autenticação de Usuários</text:p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>Gestão de Salas</text:p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>Gestão de Reservas</text:p>
          </table:table-cell>
        </table:table-row>
      </table:table>
      <text:p text:style-name="P1"/>
      <text:p text:style-name="P35">3. Ator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Ator</text:p>
          </table:table-cell>
          <table:table-cell table:style-name="Table3.B1" office:value-type="string">
            <text:p text:style-name="P37">Descrição</text:p>
          </table:table-cell>
        </table:table-row>
        <table:table-row>
          <table:table-cell table:style-name="Table3.A2" office:value-type="string">
            <text:p text:style-name="P36">Usuári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6">Administrador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P35">4. <text:span text:style-name="T1">UC 1.0 – Gerenciar Usuários</text:span></text:p>
      <text:p text:style-name="Heading_20_2">4.1 UC 1.1 – Cadastrar e Editar Usuários</text:p>
      <text:p text:style-name="P4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49">UC<text:span text:style-name="T1">2</text:span>.1 – <text:span text:style-name="T1">Cadastrar e Editar Usuários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51">Pré - Condições</text:p>
          </table:table-cell>
          <table:table-cell table:style-name="Table6.B2" office:value-type="string">
            <text:p text:style-name="P49">PC1</text:p>
          </table:table-cell>
          <table:table-cell table:style-name="Table6.C2" office:value-type="string">
            <text:p text:style-name="P49">O <text:span text:style-name="T6">administrador</text:span> deve estar logado no sistema [UC1.3]</text:p>
          </table:table-cell>
        </table:table-row>
        <table:table-row table:style-name="Table6.3">
          <table:table-cell table:style-name="Table6.A1" office:value-type="string">
            <text:p text:style-name="P51">Atores Envolvidos</text:p>
          </table:table-cell>
          <table:table-cell table:style-name="Table6.B3" table:number-columns-spanned="2" office:value-type="string">
            <text:p text:style-name="P40">Administrador</text:p>
          </table:table-cell>
          <table:covered-table-cell/>
        </table:table-row>
        <table:table-row table:style-name="Table6.1">
          <table:table-cell table:style-name="Table6.A1" table:number-rows-spanned="5" office:value-type="string">
            <text:p text:style-name="P51">Fluxo Principal</text:p>
          </table:table-cell>
          <table:table-cell table:style-name="Table6.B4" office:value-type="string">
            <text:p text:style-name="P49">FP1</text:p>
          </table:table-cell>
          <table:table-cell table:style-name="Table6.C4" office:value-type="string">
            <text:p text:style-name="P53">O <text:span text:style-name="T6">Administador</text:span> preencherá os campos nome, <text:span text:style-name="T6">login e senha</text:span>;</text:p>
          </table:table-cell>
        </table:table-row>
        <table:table-row table:style-name="Table6.1">
          <table:covered-table-cell/>
          <table:table-cell table:style-name="Table6.B5" office:value-type="string">
            <text:p text:style-name="P49">FP2</text:p>
          </table:table-cell>
          <table:table-cell table:style-name="Table6.C5" office:value-type="string">
            <text:p text:style-name="P53">Para salvar a sala o usuário deverá clicar no botão Salvar; <text:span text:style-name="T7">[FA3]</text:span></text:p>
          </table:table-cell>
        </table:table-row>
        <table:table-row table:style-name="Table6.1">
          <table:covered-table-cell/>
          <table:table-cell table:style-name="Table6.B6" office:value-type="string">
            <text:p text:style-name="P49">FP3</text:p>
          </table:table-cell>
          <table:table-cell table:style-name="Table6.C6" office:value-type="string">
            <text:p text:style-name="P53">O sistema emitirá uma mensagem “<text:span text:style-name="T7">Deseja salvar o registro?” [FA4]</text:span></text:p>
          </table:table-cell>
        </table:table-row>
        <table:table-row table:style-name="Table6.1">
          <table:covered-table-cell/>
          <table:table-cell table:style-name="Table6.B7" office:value-type="string">
            <text:p text:style-name="P49">FP4</text:p>
          </table:table-cell>
          <table:table-cell table:style-name="Table6.C7" office:value-type="string">
            <text:p text:style-name="P53">Caso o <text:span text:style-name="T7">Administrador</text:span> confirme a mensagem, clicando no botão OK, o sistema salvará <text:span text:style-name="T7">a pessoa</text:span> no banco de dados;</text:p>
          </table:table-cell>
        </table:table-row>
        <table:table-row table:style-name="Table6.1">
          <table:covered-table-cell/>
          <table:table-cell table:style-name="Table6.B8" office:value-type="string">
            <text:p text:style-name="P49">FP5</text:p>
          </table:table-cell>
          <table:table-cell table:style-name="Table6.C8" office:value-type="string">
            <text:p text:style-name="P49">O sistema <text:span text:style-name="T2">emitirá</text:span> a mensagem “<text:span text:style-name="T2">Registro salvo com sucesso!</text:span>” </text:p>
          </table:table-cell>
        </table:table-row>
        <table:table-row table:style-name="Table6.1">
          <table:table-cell table:style-name="Table6.A1" table:number-rows-spanned="4" office:value-type="string">
            <text:p text:style-name="P51">Fluxos Alternativos</text:p>
          </table:table-cell>
          <table:table-cell table:style-name="Table6.B9" office:value-type="string">
            <text:p text:style-name="P49">FA1</text:p>
          </table:table-cell>
          <table:table-cell table:style-name="Table6.C9" office:value-type="string">
            <text:p text:style-name="P53">Se a <text:span text:style-name="T7">pessoa</text:span> já estiver salva no banco de dados o sistema salvará as modificações realizadas no registro</text:p>
          </table:table-cell>
        </table:table-row>
        <table:table-row table:style-name="Table6.1">
          <table:covered-table-cell/>
          <table:table-cell table:style-name="Table6.B10" office:value-type="string">
            <text:p text:style-name="P49">FA2</text:p>
          </table:table-cell>
          <table:table-cell table:style-name="Table6.C10" office:value-type="string">
            <text:p text:style-name="P53">Se o <text:span text:style-name="T7">Administrador</text:span> clicar no botão Cancelar todas as alterações não salvas serão descartadas</text:p>
          </table:table-cell>
        </table:table-row>
        <table:table-row table:style-name="Table6.1">
          <table:covered-table-cell/>
          <table:table-cell table:style-name="Table6.B11" office:value-type="string">
            <text:p text:style-name="P49">FA3</text:p>
          </table:table-cell>
          <table:table-cell table:style-name="Table6.C11" office:value-type="string">
            <text:p text:style-name="P53">Se o <text:span text:style-name="T7">Administrador</text:span> clicar no botão Apagar e o registro já estiver salvo no banco de dados ele será removido;</text:p>
          </table:table-cell>
        </table:table-row>
        <table:table-row table:style-name="Table6.1">
          <table:covered-table-cell/>
          <table:table-cell table:style-name="Table6.B12" office:value-type="string">
            <text:p text:style-name="P53">FA4</text:p>
          </table:table-cell>
          <table:table-cell table:style-name="Table6.C12" office:value-type="string">
            <text:p text:style-name="P53">Se o usuário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6.1">
          <table:table-cell table:style-name="Table6.A1" table:number-rows-spanned="2" office:value-type="string">
            <text:p text:style-name="P51">Regras de Negócio</text:p>
          </table:table-cell>
          <table:table-cell table:style-name="Table6.B13" office:value-type="string">
            <text:p text:style-name="P49">RN1</text:p>
          </table:table-cell>
          <table:table-cell table:style-name="Table6.C13" office:value-type="string">
            <text:p text:style-name="P55">O nome da <text:span text:style-name="T7">pessoa</text:span> não pode ter menos do que <text:span text:style-name="T4">4</text:span> caracteres;</text:p>
          </table:table-cell>
        </table:table-row>
        <table:table-row table:style-name="Table6.1">
          <table:covered-table-cell/>
          <table:table-cell table:style-name="Table6.B14" office:value-type="string">
            <text:p text:style-name="P49">RN2</text:p>
          </table:table-cell>
          <table:table-cell table:style-name="Table6.C14" office:value-type="string">
            <text:p text:style-name="P56">O <text:span text:style-name="T7">login</text:span> da <text:span text:style-name="T7">pessoa</text:span> não pode ter menos do que <text:span text:style-name="T4">4</text:span> caracteres;</text:p>
          </table:table-cell>
        </table:table-row>
        <table:table-row table:style-name="Table6.1">
          <table:table-cell table:style-name="Table6.A15" office:value-type="string">
            <text:p text:style-name="P47"/>
          </table:table-cell>
          <table:table-cell table:style-name="Table6.B15" office:value-type="string">
            <text:p text:style-name="P58">RN3</text:p>
          </table:table-cell>
          <table:table-cell table:style-name="Table6.C15" office:value-type="string">
            <text:p text:style-name="P56"><text:span text:style-name="T7">A</text:span> <text:span text:style-name="T7">senha</text:span> da <text:span text:style-name="T7">pessoa</text:span> não pode ter menos do que <text:span text:style-name="T4">4</text:span> caracteres;</text:p>
          </table:table-cell>
        </table:table-row>
        <table:table-row table:style-name="Table6.16">
          <table:table-cell table:style-name="Table6.A1" office:value-type="string">
            <text:p text:style-name="P42">Pós Condições</text:p>
          </table:table-cell>
          <table:table-cell table:style-name="Table6.B16" office:value-type="string">
            <text:p text:style-name="P49">PC1</text:p>
          </table:table-cell>
          <table:table-cell table:style-name="Table6.C16" office:value-type="string">
            <text:p text:style-name="P49">A <text:span text:style-name="T3">sala</text:span> deverá <text:span text:style-name="T3">estar</text:span> salva no banco de dados</text:p>
          </table:table-cell>
        </table:table-row>
        <table:table-row table:style-name="Table6.1">
          <table:table-cell table:style-name="Table6.A1" office:value-type="string">
            <text:p text:style-name="P42">Casos de Uso Afetados</text:p>
          </table:table-cell>
          <table:table-cell table:style-name="Table6.B17" table:number-columns-spanned="2" office:value-type="string">
            <text:p text:style-name="P44">UC<text:span text:style-name="T3">2.2, UC3.0</text:span></text:p>
          </table:table-cell>
          <table:covered-table-cell/>
        </table:table-row>
      </table:table>
      <text:p text:style-name="P46"><text:soft-page-break/></text:p>
      <text:p text:style-name="P46"><draw:g text:anchor-type="paragraph" draw:z-index="3" draw:style-name="gr1"><draw:custom-shape draw:name="Shape1" draw:style-name="gr2" draw:text-style-name="P61" svg:width="5.3579in" svg:height="2.5598in" svg:x="0.339in" svg:y="0.0839in"><text:p/><draw:enhanced-geometry svg:viewBox="0 0 21600 21600" draw:type="rectangle" draw:enhanced-path="M 0 0 L 21600 0 21600 21600 0 21600 0 0 Z N"/></draw:custom-shape><draw:custom-shape draw:name="Shape2" draw:style-name="gr3" svg:width="1.265in" svg:height="0.4094in" svg:x="0.711in" svg:y="2.1201in"><text:p>Salv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2.1252in" svg:y="2.1201in"><text:p>Cancel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3.5579in" svg:y="2.1201in"><text:p>Apag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62" svg:width="4.0835in" svg:height="0.2705in" svg:x="1.2409in" svg:y="0.3067in"><text:p/><draw:enhanced-geometry svg:viewBox="0 0 21600 21600" draw:type="rectangle" draw:enhanced-path="M 0 0 L 21600 0 21600 21600 0 21600 0 0 Z N"/></draw:custom-shape><draw:custom-shape draw:name="Shape3" draw:style-name="gr5" draw:text-style-name="P62" svg:width="2.0469in" svg:height="0.2705in" svg:x="1.2224in" svg:y="0.7622in"><text:p/><draw:enhanced-geometry svg:viewBox="0 0 21600 21600" draw:type="rectangle" draw:enhanced-path="M 0 0 L 21600 0 21600 21600 0 21600 0 0 Z N"/></draw:custom-shape><draw:custom-shape draw:name="Shape3" draw:style-name="gr6" draw:text-style-name="P62" svg:width="2.037in" svg:height="0.2705in" svg:x="1.2409in" svg:y="1.2831in"><text:p/><draw:enhanced-geometry svg:viewBox="0 0 21600 21600" draw:type="rectangle" draw:enhanced-path="M 0 0 L 21600 0 21600 21600 0 21600 0 0 Z N"/></draw:custom-shape><draw:frame draw:name="Shape4" draw:style-name="gr7" draw:text-style-name="P63" svg:width="0.7807in" svg:height="0.378in" svg:x="0.3953in" svg:y="1.3055in"><draw:text-box><text:p>Senha:</text:p></draw:text-box></draw:frame><draw:frame draw:name="Shape4" draw:style-name="gr8" draw:text-style-name="P63" svg:width="0.6421in" svg:height="0.2795in" svg:x="0.5343in" svg:y="0.7909in"><draw:text-box><text:p>Login:</text:p></draw:text-box></draw:frame><draw:frame draw:name="Shape4" draw:style-name="gr8" draw:text-style-name="P63" svg:width="0.6421in" svg:height="0.2795in" svg:x="0.5343in" svg:y="0.2882in"><draw:text-box><text:p>Nome:</text:p></draw:text-box></draw:frame><draw:frame draw:name="Shape4" draw:style-name="gr8" draw:text-style-name="P63" svg:width="0.6421in" svg:height="0.2795in" svg:x="0.5343in" svg:y="0.2882in"><draw:text-box><text:p>Nome:</text:p></draw:text-box></draw:frame></draw:g></text:p>
      <text:p text:style-name="Heading_20_2">4.2 UC 1.2 Buscar Usuários</text:p>
      <text:p text:style-name="Standard"/>
      <text:p text:style-name="P48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p text:style-name="P50">UC<text:span text:style-name="T8">1</text:span>.<text:span text:style-name="T8">2</text:span> – <text:span text:style-name="T1">Cadastrar Salas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52">Pré - Condições</text:p>
          </table:table-cell>
          <table:table-cell table:style-name="Table7.B2" office:value-type="string">
            <text:p text:style-name="P50">PC1</text:p>
          </table:table-cell>
          <table:table-cell table:style-name="Table7.C2" office:value-type="string">
            <text:p text:style-name="P50">O <text:span text:style-name="T8">Administrador</text:span> deve estar logado no sistema [UC1.3]</text:p>
          </table:table-cell>
        </table:table-row>
        <table:table-row table:style-name="Table7.3">
          <table:table-cell table:style-name="Table7.A1" office:value-type="string">
            <text:p text:style-name="P52">Atores Envolvidos</text:p>
          </table:table-cell>
          <table:table-cell table:style-name="Table7.B3" table:number-columns-spanned="2" office:value-type="string">
            <text:p text:style-name="P41">Administrador</text:p>
          </table:table-cell>
          <table:covered-table-cell/>
        </table:table-row>
        <table:table-row table:style-name="Table7.1">
          <table:table-cell table:style-name="Table7.A1" table:number-rows-spanned="3" office:value-type="string">
            <text:p text:style-name="P52">Fluxo Principal</text:p>
          </table:table-cell>
          <table:table-cell table:style-name="Table7.B4" office:value-type="string">
            <text:p text:style-name="P50">FP1</text:p>
          </table:table-cell>
          <table:table-cell table:style-name="Table7.C4" office:value-type="string">
            <text:p text:style-name="P54">O <text:span text:style-name="T1">Administrador</text:span> preencherá os <text:span text:style-name="T5">filtros de busca:</text:span> nome <text:span text:style-name="T8">e</text:span> <text:span text:style-name="T8">login</text:span>;</text:p>
          </table:table-cell>
        </table:table-row>
        <table:table-row table:style-name="Table7.1">
          <table:covered-table-cell/>
          <table:table-cell table:style-name="Table7.B5" office:value-type="string">
            <text:p text:style-name="P50">FP2</text:p>
          </table:table-cell>
          <table:table-cell table:style-name="Table7.C5" office:value-type="string">
            <text:p text:style-name="P59">Para realizar a busca o Administrador clicará no botão Buscar;</text:p>
          </table:table-cell>
        </table:table-row>
        <table:table-row table:style-name="Table7.1">
          <table:covered-table-cell/>
          <table:table-cell table:style-name="Table7.B6" office:value-type="string">
            <text:p text:style-name="P50">FP3</text:p>
          </table:table-cell>
          <table:table-cell table:style-name="Table7.C6" office:value-type="string">
            <text:p text:style-name="P54">O sistema <text:span text:style-name="T5">listará todas as pessoas que correspoderem aos critérios de busca informados</text:span>;</text:p>
          </table:table-cell>
        </table:table-row>
        <table:table-row table:style-name="Table7.1">
          <table:table-cell table:style-name="Table7.A1" table:number-rows-spanned="2" office:value-type="string">
            <text:p text:style-name="P52">Fluxos Alternativos</text:p>
          </table:table-cell>
          <table:table-cell table:style-name="Table7.B7" office:value-type="string">
            <text:p text:style-name="P50">FA1</text:p>
          </table:table-cell>
          <table:table-cell table:style-name="Table7.C7" office:value-type="string">
            <text:p text:style-name="P59">Se o <text:span text:style-name="T1">Administrador</text:span> desejar criar uma nova <text:span text:style-name="T8">pessoa</text:span> ele clicará no botão Nova <text:span text:style-name="T8">Pessoa</text:span>;</text:p>
          </table:table-cell>
        </table:table-row>
        <table:table-row table:style-name="Table7.1">
          <table:covered-table-cell/>
          <table:table-cell table:style-name="Table7.B8" office:value-type="string">
            <text:p text:style-name="P50">FA2</text:p>
          </table:table-cell>
          <table:table-cell table:style-name="Table7.C8" office:value-type="string">
            <text:p text:style-name="P59">Se o <text:span text:style-name="T1">Administrador</text:span> desejar editar uma das <text:span text:style-name="T8">pessoas</text:span> constantes na busca ele deverá, selecioná-la na lista e depois clicar no botão Editar;</text:p>
          </table:table-cell>
        </table:table-row>
        <table:table-row table:style-name="Table7.1">
          <table:table-cell table:style-name="Table7.A1" table:number-rows-spanned="3" office:value-type="string">
            <text:p text:style-name="P52">Regras de Negócio</text:p>
          </table:table-cell>
          <table:table-cell table:style-name="Table7.B9" office:value-type="string">
            <text:p text:style-name="P50">RN1</text:p>
          </table:table-cell>
          <table:table-cell table:style-name="Table7.C9" office:value-type="string">
            <text:p text:style-name="P57">O nome da <text:span text:style-name="T8">pessoa</text:span> não pode ter menos do que <text:span text:style-name="T4">4</text:span> caracteres;</text:p>
          </table:table-cell>
        </table:table-row>
        <table:table-row table:style-name="Table7.1">
          <table:covered-table-cell/>
          <table:table-cell table:style-name="Table7.B10" office:value-type="string">
            <text:p text:style-name="P50">RN2</text:p>
          </table:table-cell>
          <table:table-cell table:style-name="Table7.C10" office:value-type="string">
            <text:p text:style-name="P57">O <text:span text:style-name="T8">login</text:span> da <text:span text:style-name="T8">pessoa</text:span> não pode ter menos do que <text:span text:style-name="T4">4</text:span> caracteres;</text:p>
          </table:table-cell>
        </table:table-row>
        <table:table-row table:style-name="Table7.1">
          <table:covered-table-cell/>
          <table:table-cell table:style-name="Table7.B11" office:value-type="string">
            <text:p text:style-name="P59">RN3</text:p>
          </table:table-cell>
          <table:table-cell table:style-name="Table7.C11" office:value-type="string">
            <text:p text:style-name="P59">Se os filtros não forem preenchidos todos os registros serão listados;</text:p>
          </table:table-cell>
        </table:table-row>
        <table:table-row table:style-name="Table7.12">
          <table:table-cell table:style-name="Table7.A1" office:value-type="string">
            <text:p text:style-name="P43">Pós Condições</text:p>
          </table:table-cell>
          <table:table-cell table:style-name="Table7.B12" office:value-type="string">
            <text:p text:style-name="P50"/>
          </table:table-cell>
          <table:table-cell table:style-name="Table7.C12" office:value-type="string">
            <text:p text:style-name="P50"/>
          </table:table-cell>
        </table:table-row>
        <table:table-row table:style-name="Table7.1">
          <table:table-cell table:style-name="Table7.A1" office:value-type="string">
            <text:p text:style-name="P43">Casos de Uso Afetados</text:p>
          </table:table-cell>
          <table:table-cell table:style-name="Table7.B13" table:number-columns-spanned="2" office:value-type="string">
            <text:p text:style-name="P45">UC<text:span text:style-name="T3">2.1, UC3.0</text:span></text:p>
          </table:table-cell>
          <table:covered-table-cell/>
        </table:table-row>
      </table:table>
      <text:p text:style-name="P60"><text:soft-page-break/></text:p>
      <text:p text:style-name="P48"><draw:custom-shape text:anchor-type="paragraph" draw:z-index="4" draw:name="Shape1" draw:style-name="gr14" draw:text-style-name="P61" svg:width="6.4362in" svg:height="3.287in" svg:x="-0.1165in" svg:y="0.0839in"><text:p/><draw:enhanced-geometry svg:viewBox="0 0 21600 21600" draw:type="rectangle" draw:enhanced-path="M 0 0 L 21600 0 21600 21600 0 21600 0 0 Z N"/></draw:custom-shape><draw:custom-shape text:anchor-type="paragraph" draw:z-index="5" draw:name="Shape2" draw:style-name="gr15" svg:width="1.265in" svg:height="0.4094in" svg:x="0.711in" svg:y="2.9075in"><text:p>Busc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2" draw:style-name="gr15" svg:width="1.265in" svg:height="0.4094in" svg:x="2.1252in" svg:y="2.9075in"><text:p>Nov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2" draw:style-name="gr15" svg:width="1.265in" svg:height="0.4094in" svg:x="3.5575in" svg:y="2.9075in"><text:p>Edit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3" draw:style-name="gr16" draw:text-style-name="P62" svg:width="4.0835in" svg:height="0.2705in" svg:x="1.239in" svg:y="0.3071in"><text:p/><draw:enhanced-geometry svg:viewBox="0 0 21600 21600" draw:type="rectangle" draw:enhanced-path="M 0 0 L 21600 0 21600 21600 0 21600 0 0 Z N"/></draw:custom-shape><draw:custom-shape text:anchor-type="paragraph" draw:z-index="9" draw:name="Shape3" draw:style-name="gr17" draw:text-style-name="P64" svg:width="2.0476in" svg:height="0.2713in" svg:x="1.2402in" svg:y="0.6181in"><text:p/><draw:enhanced-geometry svg:viewBox="0 0 21600 21600" draw:type="rectangle" draw:enhanced-path="M 0 0 L 21600 0 21600 21600 0 21600 0 0 Z N"/></draw:custom-shape><draw:frame text:anchor-type="paragraph" draw:z-index="10" draw:name="Shape4" draw:style-name="gr18" draw:text-style-name="P63" svg:width="0.6421in" svg:height="0.2795in" svg:x="0.5339in" svg:y="0.6465in"><draw:text-box><text:p>Login:</text:p></draw:text-box></draw:frame><draw:frame text:anchor-type="paragraph" draw:z-index="11" draw:name="Shape4" draw:style-name="gr18" draw:text-style-name="P63" svg:width="0.6421in" svg:height="0.2795in" svg:x="0.5339in" svg:y="0.2882in"><draw:text-box><text:p>Nome:</text:p></draw:text-box></draw:frame><draw:custom-shape text:anchor-type="paragraph" draw:z-index="12" draw:name="Shape1" draw:style-name="gr19" draw:text-style-name="P65" svg:width="5.6185in" svg:height="1.663in" svg:x="0.3945in" svg:y="1.0291in"><text:p/><draw:enhanced-geometry svg:viewBox="0 0 21600 21600" draw:type="rectangle" draw:enhanced-path="M 0 0 L 21600 0 21600 21600 0 21600 0 0 Z N"/></draw:custom-shape></text:p>
      <text:p text:style-name="P60">5. UC 2.0 – Gerenciar Salas</text:p>
      <text:p text:style-name="P1"/>
      <text:p text:style-name="Heading_20_2">5.1 UC 2.1 – Cadastrar <text:span text:style-name="T6">e Editar</text:span> Salas</text:p>
      <text:p text:style-name="P18"><text:bookmark-start text:name="__DdeLink__589_1127149050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23">UC<text:span text:style-name="T1">2</text:span>.1 – <text:span text:style-name="T1">Cadastrar e Editar Sala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6">Pré - Condições</text:p>
          </table:table-cell>
          <table:table-cell table:style-name="Table4.B2" office:value-type="string">
            <text:p text:style-name="P23">PC1</text:p>
          </table:table-cell>
          <table:table-cell table:style-name="Table4.C2" office:value-type="string">
            <text:p text:style-name="P23">O usuário deve estar logado no sistema [UC1.3]</text:p>
          </table:table-cell>
        </table:table-row>
        <table:table-row table:style-name="Table4.3">
          <table:table-cell table:style-name="Table4.A1" office:value-type="string">
            <text:p text:style-name="P26">Atores Envolvidos</text:p>
          </table:table-cell>
          <table:table-cell table:style-name="Table4.B3" table:number-columns-spanned="2" office:value-type="string">
            <text:p text:style-name="P16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26">Fluxo Principal</text:p>
          </table:table-cell>
          <table:table-cell table:style-name="Table4.B4" office:value-type="string">
            <text:p text:style-name="P23">FP1</text:p>
          </table:table-cell>
          <table:table-cell table:style-name="Table4.C4" office:value-type="string">
            <text:p text:style-name="P29">O Usuário preencherá os campos nome, tipo e capacidade;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23">FP2</text:p>
          </table:table-cell>
          <table:table-cell table:style-name="Table4.C5" office:value-type="string">
            <text:p text:style-name="P29">Para salvar a sala o usuário deverá clicar no botão Salvar;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23">FP3</text:p>
          </table:table-cell>
          <table:table-cell table:style-name="Table4.C6" office:value-type="string">
            <text:p text:style-name="P29">O sistema emitirá uma mensagem de confirmação;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23">FP4</text:p>
          </table:table-cell>
          <table:table-cell table:style-name="Table4.C7" office:value-type="string">
            <text:p text:style-name="P29">Caso o usuário confirme a mensagem, clicando no botão OK, o sistema salvará a sala no banco de dados;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23">FP5</text:p>
          </table:table-cell>
          <table:table-cell table:style-name="Table4.C8" office:value-type="string">
            <text:p text:style-name="P23">O sistema <text:span text:style-name="T2">emitirá</text:span> a mensagem “<text:span text:style-name="T2">Registro salvo com sucesso!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26">Fluxos Alternativos</text:p>
          </table:table-cell>
          <table:table-cell table:style-name="Table4.B9" office:value-type="string">
            <text:p text:style-name="P23">FA1</text:p>
          </table:table-cell>
          <table:table-cell table:style-name="Table4.C9" office:value-type="string">
            <text:p text:style-name="P29">Se a sala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23">FA2</text:p>
          </table:table-cell>
          <table:table-cell table:style-name="Table4.C10" office:value-type="string">
            <text:p text:style-name="P29">Se o Usuário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23">FA3</text:p>
          </table:table-cell>
          <table:table-cell table:style-name="Table4.C11" office:value-type="string">
            <text:p text:style-name="P29">Se o Usuário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29">FA4</text:p>
          </table:table-cell>
          <table:table-cell table:style-name="Table4.C12" office:value-type="string">
            <text:p text:style-name="P29">Se o usuário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26">Regras de Negócio</text:p>
          </table:table-cell>
          <table:table-cell table:style-name="Table4.B13" office:value-type="string">
            <text:p text:style-name="P23">RN1</text:p>
          </table:table-cell>
          <table:table-cell table:style-name="Table4.C13" office:value-type="string">
            <text:p text:style-name="P31">O nome da sala não pode ter menos do que <text:span text:style-name="T4">4</text:span> caracteres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23">RN2</text:p>
          </table:table-cell>
          <table:table-cell table:style-name="Table4.C14" office:value-type="string">
            <text:p text:style-name="P31">A capacidade mínima para qualquer sala deve ser igual a 5;</text:p>
          </table:table-cell>
        </table:table-row>
        <table:table-row table:style-name="Table4.15">
          <table:table-cell table:style-name="Table4.A1" office:value-type="string">
            <text:p text:style-name="P6">Pós Condições</text:p>
          </table:table-cell>
          <table:table-cell table:style-name="Table4.B15" office:value-type="string">
            <text:p text:style-name="P23">PC1</text:p>
          </table:table-cell>
          <table:table-cell table:style-name="Table4.C15" office:value-type="string">
            <text:p text:style-name="P23">A <text:span text:style-name="T3">sala</text:span> deverá <text:span text:style-name="T3">estar</text:span> salva no banco de dados</text:p>
          </table:table-cell>
        </table:table-row>
        <table:table-row table:style-name="Table4.1">
          <table:table-cell table:style-name="Table4.A1" office:value-type="string">
            <text:p text:style-name="P6">Casos de Uso Afetados</text:p>
          </table:table-cell>
          <table:table-cell table:style-name="Table4.B16" table:number-columns-spanned="2" office:value-type="string">
            <text:p text:style-name="P3">UC<text:span text:style-name="T3">2.2, UC3.0</text:span></text:p>
          </table:table-cell>
          <table:covered-table-cell/>
        </table:table-row>
      </table:table>
      <text:p text:style-name="P18"><text:bookmark-end text:name="__DdeLink__589_1127149050"/></text:p>
      <text:p text:style-name="P18"/>
      <text:p text:style-name="P18"><draw:g text:anchor-type="paragraph" draw:z-index="0" draw:style-name="gr1"><draw:custom-shape draw:name="Shape1" draw:style-name="gr2" draw:text-style-name="P61" svg:width="5.3579in" svg:height="2.5598in" svg:x="0.339in" svg:y="0.0839in"><text:p/><draw:enhanced-geometry svg:viewBox="0 0 21600 21600" draw:type="rectangle" draw:enhanced-path="M 0 0 L 21600 0 21600 21600 0 21600 0 0 Z N"/></draw:custom-shape><draw:custom-shape draw:name="Shape2" draw:style-name="gr3" svg:width="1.265in" svg:height="0.4094in" svg:x="0.711in" svg:y="2.1201in"><text:p>Salv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2.1252in" svg:y="2.1201in"><text:p>Cancel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3.5579in" svg:y="2.1201in"><text:p>Apag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62" svg:width="4.0835in" svg:height="0.2705in" svg:x="1.2409in" svg:y="0.3067in"><text:p/><draw:enhanced-geometry svg:viewBox="0 0 21600 21600" draw:type="rectangle" draw:enhanced-path="M 0 0 L 21600 0 21600 21600 0 21600 0 0 Z N"/></draw:custom-shape><draw:custom-shape draw:name="Shape3" draw:style-name="gr5" draw:text-style-name="P62" svg:width="2.0469in" svg:height="0.2705in" svg:x="1.2224in" svg:y="0.7622in"><text:p/><draw:enhanced-geometry svg:viewBox="0 0 21600 21600" draw:type="rectangle" draw:enhanced-path="M 0 0 L 21600 0 21600 21600 0 21600 0 0 Z N"/></draw:custom-shape><draw:custom-shape draw:name="Shape3" draw:style-name="gr6" draw:text-style-name="P62" svg:width="2.037in" svg:height="0.2705in" svg:x="1.2409in" svg:y="1.2831in"><text:p/><draw:enhanced-geometry svg:viewBox="0 0 21600 21600" draw:type="rectangle" draw:enhanced-path="M 0 0 L 21600 0 21600 21600 0 21600 0 0 Z N"/></draw:custom-shape><draw:frame draw:name="Shape4" draw:style-name="gr7" draw:text-style-name="P63" svg:width="0.7807in" svg:height="0.378in" svg:x="0.3953in" svg:y="1.3055in"><draw:text-box><text:p>Capac.:</text:p></draw:text-box></draw:frame><draw:frame draw:name="Shape4" draw:style-name="gr8" draw:text-style-name="P63" svg:width="0.6421in" svg:height="0.2795in" svg:x="0.5343in" svg:y="0.7909in"><draw:text-box><text:p>Tipo:</text:p></draw:text-box></draw:frame><draw:frame draw:name="Shape4" draw:style-name="gr8" draw:text-style-name="P63" svg:width="0.6421in" svg:height="0.2795in" svg:x="0.5343in" svg:y="0.2882in"><draw:text-box><text:p>Nome:</text:p></draw:text-box></draw:frame><draw:frame draw:name="Shape4" draw:style-name="gr8" draw:text-style-name="P63" svg:width="0.6421in" svg:height="0.2795in" svg:x="0.5343in" svg:y="0.2882in"><draw:text-box><text:p>Nome:</text:p></draw:text-box></draw:frame></draw:g></text:p>
      <text:p text:style-name="P18"/>
      <text:p text:style-name="P38">5.<text:span text:style-name="T5">2</text:span> UC 2.<text:span text:style-name="T5">2</text:span> – <text:span text:style-name="T5">Buscar</text:span> Salas</text:p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24">UC<text:span text:style-name="T1">2</text:span>.1 – <text:span text:style-name="T1">Cadastrar Salas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7">Pré - Condições</text:p>
          </table:table-cell>
          <table:table-cell table:style-name="Table5.B2" office:value-type="string">
            <text:p text:style-name="P24">PC1</text:p>
          </table:table-cell>
          <table:table-cell table:style-name="Table5.C2" office:value-type="string">
            <text:p text:style-name="P24">O usuário deve estar logado no sistema [UC1.3]</text:p>
          </table:table-cell>
        </table:table-row>
        <table:table-row table:style-name="Table5.3">
          <table:table-cell table:style-name="Table5.A1" office:value-type="string">
            <text:p text:style-name="P27">Atores Envolvidos</text:p>
          </table:table-cell>
          <table:table-cell table:style-name="Table5.B3" table:number-columns-spanned="2" office:value-type="string">
            <text:p text:style-name="P17">Administrador</text:p>
          </table:table-cell>
          <table:covered-table-cell/>
        </table:table-row>
        <table:table-row table:style-name="Table5.1">
          <table:table-cell table:style-name="Table5.A1" table:number-rows-spanned="3" office:value-type="string">
            <text:p text:style-name="P27">Fluxo Principal</text:p>
          </table:table-cell>
          <table:table-cell table:style-name="Table5.B4" office:value-type="string">
            <text:p text:style-name="P24">FP1</text:p>
          </table:table-cell>
          <table:table-cell table:style-name="Table5.C4" office:value-type="string">
            <text:p text:style-name="P30">O <text:span text:style-name="T1">Administrador</text:span> preencherá os <text:span text:style-name="T5">filtros de busca:</text:span> nome, tipo e capacidade;</text:p>
          </table:table-cell>
        </table:table-row>
        <table:table-row table:style-name="Table5.1">
          <table:covered-table-cell/>
          <table:table-cell table:style-name="Table5.B5" office:value-type="string">
            <text:p text:style-name="P24">FP2</text:p>
          </table:table-cell>
          <table:table-cell table:style-name="Table5.C5" office:value-type="string">
            <text:p text:style-name="P33">Para realizar a busca o Administrador clicará no botão Buscar;</text:p>
          </table:table-cell>
        </table:table-row>
        <table:table-row table:style-name="Table5.1">
          <table:covered-table-cell/>
          <table:table-cell table:style-name="Table5.B6" office:value-type="string">
            <text:p text:style-name="P24">FP3</text:p>
          </table:table-cell>
          <table:table-cell table:style-name="Table5.C6" office:value-type="string">
            <text:p text:style-name="P30">O sistema <text:span text:style-name="T5">listará todas as salas que correspoderem aos critérios de busca informados</text:span>;</text:p>
          </table:table-cell>
        </table:table-row>
        <text:soft-page-break/>
        <table:table-row table:style-name="Table5.1">
          <table:table-cell table:style-name="Table5.A1" table:number-rows-spanned="2" office:value-type="string">
            <text:p text:style-name="P27">Fluxos Alternativos</text:p>
          </table:table-cell>
          <table:table-cell table:style-name="Table5.B7" office:value-type="string">
            <text:p text:style-name="P24">FA1</text:p>
          </table:table-cell>
          <table:table-cell table:style-name="Table5.C7" office:value-type="string">
            <text:p text:style-name="P33">Se o <text:span text:style-name="T1">Administrador</text:span> desejar criar uma nova sala ele clicará no botão Nova Sala;</text:p>
          </table:table-cell>
        </table:table-row>
        <table:table-row table:style-name="Table5.1">
          <table:covered-table-cell/>
          <table:table-cell table:style-name="Table5.B8" office:value-type="string">
            <text:p text:style-name="P24">FA2</text:p>
          </table:table-cell>
          <table:table-cell table:style-name="Table5.C8" office:value-type="string">
            <text:p text:style-name="P33">Se o <text:span text:style-name="T1">Administrador</text:span> desejar editar uma das salas constantes na busca ele deverá, selecioná-la na lista e depois clicar no botão Editar;</text:p>
          </table:table-cell>
        </table:table-row>
        <table:table-row table:style-name="Table5.1">
          <table:table-cell table:style-name="Table5.A1" table:number-rows-spanned="3" office:value-type="string">
            <text:p text:style-name="P27">Regras de Negócio</text:p>
          </table:table-cell>
          <table:table-cell table:style-name="Table5.B9" office:value-type="string">
            <text:p text:style-name="P24">RN1</text:p>
          </table:table-cell>
          <table:table-cell table:style-name="Table5.C9" office:value-type="string">
            <text:p text:style-name="P32">O nome da sala não pode ter menos do que <text:span text:style-name="T4">4</text:span> caracteres;</text:p>
          </table:table-cell>
        </table:table-row>
        <table:table-row table:style-name="Table5.1">
          <table:covered-table-cell/>
          <table:table-cell table:style-name="Table5.B10" office:value-type="string">
            <text:p text:style-name="P24">RN2</text:p>
          </table:table-cell>
          <table:table-cell table:style-name="Table5.C10" office:value-type="string">
            <text:p text:style-name="P32">A capacidade mínima para qualquer sala deve ser igual a 5;</text:p>
          </table:table-cell>
        </table:table-row>
        <table:table-row table:style-name="Table5.1">
          <table:covered-table-cell/>
          <table:table-cell table:style-name="Table5.B11" office:value-type="string">
            <text:p text:style-name="P33">RN3</text:p>
          </table:table-cell>
          <table:table-cell table:style-name="Table5.C11" office:value-type="string">
            <text:p text:style-name="P33">Se os filtros não forem preenchidos todos os registros serão listados;</text:p>
          </table:table-cell>
        </table:table-row>
        <table:table-row table:style-name="Table5.12">
          <table:table-cell table:style-name="Table5.A1" office:value-type="string">
            <text:p text:style-name="P7">Pós Condições</text:p>
          </table:table-cell>
          <table:table-cell table:style-name="Table5.B12" office:value-type="string">
            <text:p text:style-name="P24"/>
          </table:table-cell>
          <table:table-cell table:style-name="Table5.C12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7">Casos de Uso Afetados</text:p>
          </table:table-cell>
          <table:table-cell table:style-name="Table5.B13" table:number-columns-spanned="2" office:value-type="string">
            <text:p text:style-name="P4">UC<text:span text:style-name="T3">2.1, UC3.0</text:span></text:p>
          </table:table-cell>
          <table:covered-table-cell/>
        </table:table-row>
      </table:table>
      <text:p text:style-name="P20"/>
      <text:p text:style-name="P20"><draw:frame text:anchor-type="paragraph" draw:z-index="1" draw:name="Shape4" draw:style-name="gr9" draw:text-style-name="P63" svg:width="0.6421in" svg:height="0.2795in" svg:x="0.5339in" svg:y="0.2882in"><draw:text-box><text:p>Nome:</text:p></draw:text-box></draw:frame><draw:g text:anchor-type="paragraph" draw:z-index="2" draw:style-name="gr10"><draw:custom-shape draw:name="Shape1" draw:style-name="gr11" draw:text-style-name="P61" svg:width="6.4362in" svg:height="3.287in" svg:x="-0.1165in" svg:y="0.0839in"><text:p/><draw:enhanced-geometry svg:viewBox="0 0 21600 21600" draw:type="rectangle" draw:enhanced-path="M 0 0 L 21600 0 21600 21600 0 21600 0 0 Z N"/></draw:custom-shape><draw:custom-shape draw:name="Shape2" draw:style-name="gr3" svg:width="1.265in" svg:height="0.4094in" svg:x="0.7114in" svg:y="2.9075in"><text:p>Busc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2.1252in" svg:y="2.9075in"><text:p>Nov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3.5579in" svg:y="2.9075in"><text:p>Edit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62" svg:width="4.0835in" svg:height="0.2705in" svg:x="1.239in" svg:y="0.3067in"><text:p/><draw:enhanced-geometry svg:viewBox="0 0 21600 21600" draw:type="rectangle" draw:enhanced-path="M 0 0 L 21600 0 21600 21600 0 21600 0 0 Z N"/></draw:custom-shape><draw:custom-shape draw:name="Shape3" draw:style-name="gr12" draw:text-style-name="P64" svg:width="2.0476in" svg:height="0.2713in" svg:x="1.2406in" svg:y="0.6177in"><text:p/><draw:enhanced-geometry svg:viewBox="0 0 21600 21600" draw:type="rectangle" draw:enhanced-path="M 0 0 L 21600 0 21600 21600 0 21600 0 0 Z N"/></draw:custom-shape><draw:custom-shape draw:name="Shape3" draw:style-name="gr6" draw:text-style-name="P62" svg:width="2.037in" svg:height="0.2705in" svg:x="1.2409in" svg:y="0.9402in"><text:p/><draw:enhanced-geometry svg:viewBox="0 0 21600 21600" draw:type="rectangle" draw:enhanced-path="M 0 0 L 21600 0 21600 21600 0 21600 0 0 Z N"/></draw:custom-shape><draw:frame draw:name="Shape4" draw:style-name="gr7" draw:text-style-name="P63" svg:width="0.7807in" svg:height="0.378in" svg:x="0.3953in" svg:y="0.9622in"><draw:text-box><text:p>Capac.:</text:p></draw:text-box></draw:frame><draw:frame draw:name="Shape4" draw:style-name="gr8" draw:text-style-name="P63" svg:width="0.6421in" svg:height="0.2795in" svg:x="0.5343in" svg:y="0.6465in"><draw:text-box><text:p>Tipo:</text:p></draw:text-box></draw:frame><draw:frame draw:name="Shape4" draw:style-name="gr8" draw:text-style-name="P63" svg:width="0.6421in" svg:height="0.2795in" svg:x="0.5343in" svg:y="0.2882in"><draw:text-box><text:p>Nome:</text:p></draw:text-box></draw:frame><draw:custom-shape draw:name="Shape1" draw:style-name="gr13" draw:text-style-name="P65" svg:width="5.6185in" svg:height="1.4043in" svg:x="0.3945in" svg:y="1.2874in"><text:p/><draw:enhanced-geometry svg:viewBox="0 0 21600 21600" draw:type="rectangle" draw:enhanced-path="M 0 0 L 21600 0 21600 21600 0 21600 0 0 Z N"/></draw:custom-shape></draw:g></text:p>
      <text:p text:style-name="P20"/>
      <text:p text:style-name="P20"/>
      <text:p text:style-name="P19"/>
      <text:p text:style-name="Heading_20_1">6. UC 3.0 – Gerenciar Reserva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2">UC3.1 - Gerenciar Reservas</text:p>
          </table:table-cell>
          <table:covered-table-cell/>
          <table:covered-table-cell/>
        </table:table-row>
        <table:table-row table:style-name="Table2.1">
          <table:table-cell table:style-name="Table2.A1" table:number-rows-spanned="2" office:value-type="string">
            <text:p text:style-name="P25">Pré - Condições</text:p>
          </table:table-cell>
          <table:table-cell table:style-name="Table2.B2" office:value-type="string">
            <text:p text:style-name="P22">PC1</text:p>
          </table:table-cell>
          <table:table-cell table:style-name="Table2.C2" office:value-type="string">
            <text:p text:style-name="P22">O usuário deve estar logado no sistema [UC1.3]</text:p>
          </table:table-cell>
        </table:table-row>
        <table:table-row table:style-name="Table2.1">
          <table:covered-table-cell/>
          <table:table-cell table:style-name="Table2.B3" office:value-type="string">
            <text:p text:style-name="P22">PC2</text:p>
          </table:table-cell>
          <table:table-cell table:style-name="Table2.C3" office:value-type="string">
            <text:p text:style-name="P22">Devem haver salas cadastradas no sistema [UC2.1]</text:p>
          </table:table-cell>
        </table:table-row>
        <text:soft-page-break/>
        <table:table-row table:style-name="Table2.4">
          <table:table-cell table:style-name="Table2.A1" office:value-type="string">
            <text:p text:style-name="P25">Atores Envolvidos</text:p>
          </table:table-cell>
          <table:table-cell table:style-name="Table2.B4" table:number-columns-spanned="2" office:value-type="string">
            <text:p text:style-name="P2">Usuário</text:p>
          </table:table-cell>
          <table:covered-table-cell/>
        </table:table-row>
        <table:table-row table:style-name="Table2.1">
          <table:table-cell table:style-name="Table2.A1" table:number-rows-spanned="5" office:value-type="string">
            <text:p text:style-name="P25">Fluxo Principal</text:p>
          </table:table-cell>
          <table:table-cell table:style-name="Table2.B5" office:value-type="string">
            <text:p text:style-name="P22">FP1</text:p>
          </table:table-cell>
          <table:table-cell table:style-name="Table2.C5" office:value-type="string">
            <text:p text:style-name="P22">O sistema carregará a lista de salas disponíveis para reserva [UC2.2]</text:p>
          </table:table-cell>
        </table:table-row>
        <table:table-row table:style-name="Table2.1">
          <table:covered-table-cell/>
          <table:table-cell table:style-name="Table2.B6" office:value-type="string">
            <text:p text:style-name="P22">FP2</text:p>
          </table:table-cell>
          <table:table-cell table:style-name="Table2.C6" office:value-type="string">
            <text:p text:style-name="P22">O usuário deverá selecionar uma sala da lista, preencher à data/hora de início e data/hora de término da reserva</text:p>
          </table:table-cell>
        </table:table-row>
        <table:table-row table:style-name="Table2.1">
          <table:covered-table-cell/>
          <table:table-cell table:style-name="Table2.B7" office:value-type="string">
            <text:p text:style-name="P22">FP3</text:p>
          </table:table-cell>
          <table:table-cell table:style-name="Table2.C7" office:value-type="string">
            <text:p text:style-name="P22">Para concluir a reserva o Usuário deverá clicar no botão Confirmar [FA2]</text:p>
          </table:table-cell>
        </table:table-row>
        <table:table-row table:style-name="Table2.1">
          <table:covered-table-cell/>
          <table:table-cell table:style-name="Table2.B8" office:value-type="string">
            <text:p text:style-name="P22">FP4</text:p>
          </table:table-cell>
          <table:table-cell table:style-name="Table2.C8" office:value-type="string">
            <text:p text:style-name="P22">O sistema verificará a disponibilidade da sala e o cumprimento das regras de negócio aplicáveis [RN1],[RN2],[RN3],[RN4],[RN5]</text:p>
          </table:table-cell>
        </table:table-row>
        <table:table-row table:style-name="Table2.1">
          <table:covered-table-cell/>
          <table:table-cell table:style-name="Table2.B9" office:value-type="string">
            <text:p text:style-name="P22">FP5</text:p>
          </table:table-cell>
          <table:table-cell table:style-name="Table2.C9" office:value-type="string">
            <text:p text:style-name="P22">O sistema mostrará a mensagem “Reserva Efetuada” [FA1], [FA3]</text:p>
          </table:table-cell>
        </table:table-row>
        <table:table-row table:style-name="Table2.1">
          <table:table-cell table:style-name="Table2.A1" table:number-rows-spanned="3" office:value-type="string">
            <text:p text:style-name="P25">Fluxos Alternativos</text:p>
          </table:table-cell>
          <table:table-cell table:style-name="Table2.B10" office:value-type="string">
            <text:p text:style-name="P22">FA1</text:p>
          </table:table-cell>
          <table:table-cell table:style-name="Table2.C10" office:value-type="string">
            <text:p text:style-name="P22">Se houverem reservas em conflito com o horário especificado pelo usuário o sistema emitirá a mensagem “A sala especificada não está disponível para o período informado”</text:p>
          </table:table-cell>
        </table:table-row>
        <table:table-row table:style-name="Table2.1">
          <table:covered-table-cell/>
          <table:table-cell table:style-name="Table2.B11" office:value-type="string">
            <text:p text:style-name="P22">FA2</text:p>
          </table:table-cell>
          <table:table-cell table:style-name="Table2.C11" office:value-type="string">
            <text:p text:style-name="P22">Se o usuário desejar cancelar o processo deverá clicar no botão Cancelar</text:p>
          </table:table-cell>
        </table:table-row>
        <table:table-row table:style-name="Table2.1">
          <table:covered-table-cell/>
          <table:table-cell table:style-name="Table2.B12" office:value-type="string">
            <text:p text:style-name="P22">FA3</text:p>
          </table:table-cell>
          <table:table-cell table:style-name="Table2.C12" office:value-type="string">
            <text:p text:style-name="P22">Se o período informado desobedecer alguma regra de negócio o sistema emitirá um aviso com o conteúdo da regra de negócio infringida</text:p>
          </table:table-cell>
        </table:table-row>
        <table:table-row table:style-name="Table2.1">
          <table:table-cell table:style-name="Table2.A1" table:number-rows-spanned="5" office:value-type="string">
            <text:p text:style-name="P25">Regras de Negócio</text:p>
          </table:table-cell>
          <table:table-cell table:style-name="Table2.B13" office:value-type="string">
            <text:p text:style-name="P22">RN1</text:p>
          </table:table-cell>
          <table:table-cell table:style-name="Table2.C13" office:value-type="string">
            <text:p text:style-name="P22">Não podem haver sobreposições de horário (de qualquer natureza) para reservas da mesma sala</text:p>
          </table:table-cell>
        </table:table-row>
        <table:table-row table:style-name="Table2.1">
          <table:covered-table-cell/>
          <table:table-cell table:style-name="Table2.B14" office:value-type="string">
            <text:p text:style-name="P22">RN2</text:p>
          </table:table-cell>
          <table:table-cell table:style-name="Table2.C14" office:value-type="string">
            <text:p text:style-name="P22">A data de término não pode ser menor da que à data de início</text:p>
          </table:table-cell>
        </table:table-row>
        <table:table-row table:style-name="Table2.1">
          <table:covered-table-cell/>
          <table:table-cell table:style-name="Table2.B15" office:value-type="string">
            <text:p text:style-name="P22">RN3</text:p>
          </table:table-cell>
          <table:table-cell table:style-name="Table2.C15" office:value-type="string">
            <text:p text:style-name="P22">O período mínimo para reserva é de 1 hora</text:p>
          </table:table-cell>
        </table:table-row>
        <table:table-row table:style-name="Table2.1">
          <table:covered-table-cell/>
          <table:table-cell table:style-name="Table2.B16" office:value-type="string">
            <text:p text:style-name="P22">RN4</text:p>
          </table:table-cell>
          <table:table-cell table:style-name="Table2.C16" office:value-type="string">
            <text:p text:style-name="P2">O período informado não pode exceder 7 dias</text:p>
          </table:table-cell>
        </table:table-row>
        <table:table-row table:style-name="Table2.1">
          <table:covered-table-cell/>
          <table:table-cell table:style-name="Table2.B17" office:value-type="string">
            <text:p text:style-name="P22">RN5</text:p>
          </table:table-cell>
          <table:table-cell table:style-name="Table2.C17" office:value-type="string">
            <text:p text:style-name="P22">O formato de data aceito é DD/MM/YYYY (PT_BR)</text:p>
          </table:table-cell>
        </table:table-row>
        <table:table-row table:style-name="Table2.18">
          <table:table-cell table:style-name="Table2.A1" office:value-type="string">
            <text:p text:style-name="P5">Pós Condições</text:p>
          </table:table-cell>
          <table:table-cell table:style-name="Table2.B18" office:value-type="string">
            <text:p text:style-name="P22">PC1</text:p>
          </table:table-cell>
          <table:table-cell table:style-name="Table2.C18" office:value-type="string">
            <text:p text:style-name="P22">A reserva confirmada deverá ser salva no banco de dados</text:p>
          </table:table-cell>
        </table:table-row>
        <table:table-row table:style-name="Table2.1">
          <table:table-cell table:style-name="Table2.A1" office:value-type="string">
            <text:p text:style-name="P5">Casos de Uso Afetados</text:p>
          </table:table-cell>
          <table:table-cell table:style-name="Table2.B19" table:number-columns-spanned="2" office:value-type="string">
            <text:p text:style-name="P2">UC1.2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17-06-30T15:26:27.432144108</dc:date>
    <meta:editing-duration>PT42M4S</meta:editing-duration>
    <meta:editing-cycles>9</meta:editing-cycles>
    <meta:document-statistic meta:table-count="7" meta:image-count="0" meta:object-count="0" meta:page-count="11" meta:paragraph-count="199" meta:word-count="1089" meta:character-count="6310" meta:non-whitespace-character-count="5407"/>
  </office:meta>
</office:document-meta>
</file>